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1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Xlm-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Xlm-roberta" calcext:value-type="string">
            <text:p>Xlm-roberta</text:p>
          </table:table-cell>
          <table:table-cell table:style-name="ce12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35"/>
          <table:table-cell table:style-name="ce81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73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3.3115319617182" calcext:value-type="float">
            <text:p>93.31</text:p>
          </table:table-cell>
          <table:table-cell table:style-name="ce108" office:value-type="float" office:value="1.50796793371035" calcext:value-type="float">
            <text:p>1.51</text:p>
          </table:table-cell>
          <table:table-cell table:style-name="ce95" office:value-type="float" office:value="92.5677275355702" calcext:value-type="float">
            <text:p>92.57</text:p>
          </table:table-cell>
          <table:table-cell table:style-name="ce108" office:value-type="float" office:value="2.05710904646797" calcext:value-type="float">
            <text:p>2.06</text:p>
          </table:table-cell>
          <table:table-cell table:style-name="ce115" office:value-type="float" office:value="94.0823515049605" calcext:value-type="float">
            <text:p>94.08</text:p>
          </table:table-cell>
          <table:table-cell table:style-name="ce115" office:value-type="float" office:value="1.29843201429104" calcext:value-type="float">
            <text:p>1.30</text:p>
          </table:table-cell>
          <table:table-cell table:style-name="ce55"/>
          <table:table-cell table:style-name="ce95" office:value-type="float" office:value="96.9154446355641" calcext:value-type="float">
            <text:p>96.92</text:p>
          </table:table-cell>
          <table:table-cell table:style-name="ce108" office:value-type="float" office:value="0.683973520558706" calcext:value-type="float">
            <text:p>0.68</text:p>
          </table:table-cell>
          <table:table-cell table:style-name="ce95" office:value-type="float" office:value="96.1370900088657" calcext:value-type="float">
            <text:p>96.14</text:p>
          </table:table-cell>
          <table:table-cell table:style-name="ce108" office:value-type="float" office:value="1.20565105135356" calcext:value-type="float">
            <text:p>1.21</text:p>
          </table:table-cell>
          <table:table-cell table:style-name="ce95" office:value-type="float" office:value="97.7218902394728" calcext:value-type="float">
            <text:p>97.72</text:p>
          </table:table-cell>
          <table:table-cell table:style-name="ce108" office:value-type="float" office:value="0.975697964755556" calcext:value-type="float">
            <text:p>0.98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31_{\pm 1.51}$ " calcext:value-type="string">
            <text:p><text:s/>$93.31_{\pm 1.51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57_{\pm 2.06}$ " calcext:value-type="string">
            <text:p><text:s/>$92.57_{\pm 2.06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08_{\pm 1.30}$ " calcext:value-type="string">
            <text:p><text:s/>$94.08_{\pm 1.30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92_{\pm 0.68}$ " calcext:value-type="string">
            <text:p><text:s/>$96.92_{\pm 0.68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14_{\pm 1.21}$ " calcext:value-type="string">
            <text:p><text:s/>$96.14_{\pm 1.21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72_{\pm 0.98}$ " calcext:value-type="string">
            <text:p><text:s/>$97.72_{\pm 0.9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3.5062037997961" calcext:value-type="float">
            <text:p>93.51</text:p>
          </table:table-cell>
          <table:table-cell table:style-name="ce108" office:value-type="float" office:value="1.00651497260719" calcext:value-type="float">
            <text:p>1.01</text:p>
          </table:table-cell>
          <table:table-cell table:style-name="ce95" office:value-type="float" office:value="92.652484637564" calcext:value-type="float">
            <text:p>92.65</text:p>
          </table:table-cell>
          <table:table-cell table:style-name="ce108" office:value-type="float" office:value="1.28315837248138" calcext:value-type="float">
            <text:p>1.28</text:p>
          </table:table-cell>
          <table:table-cell table:style-name="ce115" office:value-type="float" office:value="94.3916127007777" calcext:value-type="float">
            <text:p>94.39</text:p>
          </table:table-cell>
          <table:table-cell table:style-name="ce115" office:value-type="float" office:value="1.35420334326682" calcext:value-type="float">
            <text:p>1.35</text:p>
          </table:table-cell>
          <table:table-cell table:style-name="ce55"/>
          <table:table-cell table:style-name="ce95" office:value-type="float" office:value="96.9720044323634" calcext:value-type="float">
            <text:p>96.97</text:p>
          </table:table-cell>
          <table:table-cell table:style-name="ce108" office:value-type="float" office:value="0.740504975342287" calcext:value-type="float">
            <text:p>0.74</text:p>
          </table:table-cell>
          <table:table-cell table:style-name="ce95" office:value-type="float" office:value="96.0846103002527" calcext:value-type="float">
            <text:p>96.08</text:p>
          </table:table-cell>
          <table:table-cell table:style-name="ce108" office:value-type="float" office:value="0.92369935056537" calcext:value-type="float">
            <text:p>0.92</text:p>
          </table:table-cell>
          <table:table-cell table:style-name="ce95" office:value-type="float" office:value="97.8922265962902" calcext:value-type="float">
            <text:p>97.89</text:p>
          </table:table-cell>
          <table:table-cell table:style-name="ce108" office:value-type="float" office:value="1.33618947324887" calcext:value-type="float">
            <text:p>1.34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3.51_{\pm 1.01}$ " calcext:value-type="string">
            <text:p><text:s/>$93.51_{\pm 1.01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2.65_{\pm 1.28}$ " calcext:value-type="string">
            <text:p><text:s/>$92.65_{\pm 1.28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4.39_{\pm 1.35}$ " calcext:value-type="string">
            <text:p><text:s/>$94.39_{\pm 1.35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6.97_{\pm 0.74}$ " calcext:value-type="string">
            <text:p><text:s/>$96.97_{\pm 0.74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08_{\pm 0.92}$ " calcext:value-type="string">
            <text:p><text:s/>$96.08_{\pm 0.92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7.89_{\pm 1.34}$ " calcext:value-type="string">
            <text:p><text:s/>$97.89_{\pm 1.3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-0.194671838077895" calcext:value-type="float">
            <text:p>-0.19</text:p>
          </table:table-cell>
          <table:table-cell table:style-name="ce26" table:formula="of:=IF(OR(ISBLANK([.C6]); ISBLANK([.C7])); &quot;&quot;; ([.C6] - [.C7]))" office:value-type="float" office:value="0.50145296110316" calcext:value-type="float">
            <text:p>0.50</text:p>
          </table:table-cell>
          <table:table-cell table:style-name="ce20" table:formula="of:=IF(OR(ISBLANK([.D6]); ISBLANK([.D7])); &quot;&quot;; ([.D6] - [.D7]))" office:value-type="float" office:value="-0.0847571019938016" calcext:value-type="float">
            <text:p>-0.08</text:p>
          </table:table-cell>
          <table:table-cell table:style-name="ce26" table:formula="of:=IF(OR(ISBLANK([.E6]); ISBLANK([.E7])); &quot;&quot;; ([.E6] - [.E7]))" office:value-type="float" office:value="0.77395067398659" calcext:value-type="float">
            <text:p>0.77</text:p>
          </table:table-cell>
          <table:table-cell table:style-name="ce20" table:formula="of:=IF(OR(ISBLANK([.F6]); ISBLANK([.F7])); &quot;&quot;; ([.F6] - [.F7]))" office:value-type="float" office:value="-0.3092611958172" calcext:value-type="float">
            <text:p>-0.31</text:p>
          </table:table-cell>
          <table:table-cell table:style-name="ce26" table:formula="of:=IF(OR(ISBLANK([.G6]); ISBLANK([.G7])); &quot;&quot;; ([.G6] - [.G7]))" office:value-type="float" office:value="-0.05577132897578" calcext:value-type="float">
            <text:p>-0.06</text:p>
          </table:table-cell>
          <table:table-cell table:style-name="ce42"/>
          <table:table-cell table:style-name="ce20" table:formula="of:=IF(OR(ISBLANK([.I6]); ISBLANK([.I7])); &quot;&quot;; ([.I6] - [.I7]))" office:value-type="float" office:value="-0.0565597967993057" calcext:value-type="float">
            <text:p>-0.06</text:p>
          </table:table-cell>
          <table:table-cell table:style-name="ce26" table:formula="of:=IF(OR(ISBLANK([.J6]); ISBLANK([.J7])); &quot;&quot;; ([.J6] - [.J7]))" office:value-type="float" office:value="-0.056531454783581" calcext:value-type="float">
            <text:p>-0.06</text:p>
          </table:table-cell>
          <table:table-cell table:style-name="ce20" table:formula="of:=IF(OR(ISBLANK([.K6]); ISBLANK([.K7])); &quot;&quot;; ([.K6] - [.K7]))" office:value-type="float" office:value="0.0524797086129922" calcext:value-type="float">
            <text:p>0.05</text:p>
          </table:table-cell>
          <table:table-cell table:style-name="ce26" table:formula="of:=IF(OR(ISBLANK([.L6]); ISBLANK([.L7])); &quot;&quot;; ([.L6] - [.L7]))" office:value-type="float" office:value="0.28195170078819" calcext:value-type="float">
            <text:p>0.28</text:p>
          </table:table-cell>
          <table:table-cell table:style-name="ce20" table:formula="of:=IF(OR(ISBLANK([.M6]); ISBLANK([.M7])); &quot;&quot;; ([.M6] - [.M7]))" office:value-type="float" office:value="-0.170336356817401" calcext:value-type="float">
            <text:p>-0.17</text:p>
          </table:table-cell>
          <table:table-cell table:style-name="ce26" table:formula="of:=IF(OR(ISBLANK([.N6]); ISBLANK([.N7])); &quot;&quot;; ([.N6] - [.N7]))" office:value-type="float" office:value="-0.360491508493314" calcext:value-type="float">
            <text:p>-0.36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-0.19_{\delta \hspace{1px} 0.50}$ " calcext:value-type="string">
            <text:p><text:s/>$-0.19_{\delta \hspace{1px} 0.50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-0.08_{\delta \hspace{1px} 0.77}$ " calcext:value-type="string">
            <text:p><text:s/>$-0.08_{\delta \hspace{1px} 0.77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-0.31_{\delta \hspace{1px} -0.06}$ " calcext:value-type="string">
            <text:p><text:s/>$-0.31_{\delta \hspace{1px} -0.06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-0.06_{\delta \hspace{1px} -0.06}$ " calcext:value-type="string">
            <text:p><text:s/>$-0.06_{\delta \hspace{1px} -0.06}$ </text:p>
          </table:table-cell>
          <table:table-cell table:style-name="ce61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0.05_{\delta \hspace{1px} 0.28}$ " calcext:value-type="string">
            <text:p><text:s/>$0.05_{\delta \hspace{1px} 0.28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-0.17_{\delta \hspace{1px} -0.36}$ " calcext:value-type="string">
            <text:p><text:s/>$-0.17_{\delta \hspace{1px} -0.3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6.3715438416129" calcext:value-type="float">
            <text:p>96.37</text:p>
          </table:table-cell>
          <table:table-cell table:style-name="ce108" office:value-type="float" office:value="1.15060826991444" calcext:value-type="float">
            <text:p>1.15</text:p>
          </table:table-cell>
          <table:table-cell table:style-name="ce95" office:value-type="float" office:value="95.5883617656539" calcext:value-type="float">
            <text:p>95.59</text:p>
          </table:table-cell>
          <table:table-cell table:style-name="ce108" office:value-type="float" office:value="1.5203659165224" calcext:value-type="float">
            <text:p>1.52</text:p>
          </table:table-cell>
          <table:table-cell table:style-name="ce115" office:value-type="float" office:value="97.1750339062735" calcext:value-type="float">
            <text:p>97.18</text:p>
          </table:table-cell>
          <table:table-cell table:style-name="ce115" office:value-type="float" office:value="0.999352625573605" calcext:value-type="float">
            <text:p>1.00</text:p>
          </table:table-cell>
          <table:table-cell table:style-name="ce55"/>
          <table:table-cell table:style-name="ce95" office:value-type="float" office:value="98.0974939031191" calcext:value-type="float">
            <text:p>98.10</text:p>
          </table:table-cell>
          <table:table-cell table:style-name="ce108" office:value-type="float" office:value="0.744994784752301" calcext:value-type="float">
            <text:p>0.74</text:p>
          </table:table-cell>
          <table:table-cell table:style-name="ce95" office:value-type="float" office:value="97.2991191333339" calcext:value-type="float">
            <text:p>97.30</text:p>
          </table:table-cell>
          <table:table-cell table:style-name="ce108" office:value-type="float" office:value="1.16815888872015" calcext:value-type="float">
            <text:p>1.17</text:p>
          </table:table-cell>
          <table:table-cell table:style-name="ce95" office:value-type="float" office:value="98.9165772959912" calcext:value-type="float">
            <text:p>98.92</text:p>
          </table:table-cell>
          <table:table-cell table:style-name="ce108" office:value-type="float" office:value="0.664800799639905" calcext:value-type="float">
            <text:p>0.66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6.37_{\pm 1.15}$ " calcext:value-type="string">
            <text:p><text:s/>$96.37_{\pm 1.15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5.59_{\pm 1.52}$ " calcext:value-type="string">
            <text:p><text:s/>$95.59_{\pm 1.52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7.18_{\pm 1.00}$ " calcext:value-type="string">
            <text:p><text:s/>$97.18_{\pm 1.00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8.10_{\pm 0.74}$ " calcext:value-type="string">
            <text:p><text:s/>$98.10_{\pm 0.74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30_{\pm 1.17}$ " calcext:value-type="string">
            <text:p><text:s/>$97.30_{\pm 1.17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92_{\pm 0.66}$ " calcext:value-type="string">
            <text:p><text:s/>$98.92_{\pm 0.6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6.3711086118862" calcext:value-type="float">
            <text:p>96.37</text:p>
          </table:table-cell>
          <table:table-cell table:style-name="ce108" office:value-type="float" office:value="1.28636888980825" calcext:value-type="float">
            <text:p>1.29</text:p>
          </table:table-cell>
          <table:table-cell table:style-name="ce95" office:value-type="float" office:value="95.8419334573647" calcext:value-type="float">
            <text:p>95.84</text:p>
          </table:table-cell>
          <table:table-cell table:style-name="ce108" office:value-type="float" office:value="1.68533614973066" calcext:value-type="float">
            <text:p>1.69</text:p>
          </table:table-cell>
          <table:table-cell table:style-name="ce115" office:value-type="float" office:value="96.9142401605684" calcext:value-type="float">
            <text:p>96.91</text:p>
          </table:table-cell>
          <table:table-cell table:style-name="ce115" office:value-type="float" office:value="1.10307580087112" calcext:value-type="float">
            <text:p>1.10</text:p>
          </table:table-cell>
          <table:table-cell table:style-name="ce55"/>
          <table:table-cell table:style-name="ce95" office:value-type="float" office:value="98.0660072347476" calcext:value-type="float">
            <text:p>98.07</text:p>
          </table:table-cell>
          <table:table-cell table:style-name="ce108" office:value-type="float" office:value="0.643350638166836" calcext:value-type="float">
            <text:p>0.64</text:p>
          </table:table-cell>
          <table:table-cell table:style-name="ce95" office:value-type="float" office:value="97.5248660758097" calcext:value-type="float">
            <text:p>97.52</text:p>
          </table:table-cell>
          <table:table-cell table:style-name="ce108" office:value-type="float" office:value="1.06684144910958" calcext:value-type="float">
            <text:p>1.07</text:p>
          </table:table-cell>
          <table:table-cell table:style-name="ce95" office:value-type="float" office:value="98.6214114119856" calcext:value-type="float">
            <text:p>98.62</text:p>
          </table:table-cell>
          <table:table-cell table:style-name="ce108" office:value-type="float" office:value="0.693619109573637" calcext:value-type="float">
            <text:p>0.69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6.37_{\pm 1.29}$ " calcext:value-type="string">
            <text:p><text:s/>$96.37_{\pm 1.29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5.84_{\pm 1.69}$ " calcext:value-type="string">
            <text:p><text:s/>$95.84_{\pm 1.69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6.91_{\pm 1.10}$ " calcext:value-type="string">
            <text:p><text:s/>$96.91_{\pm 1.10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8.07_{\pm 0.64}$ " calcext:value-type="string">
            <text:p><text:s/>$98.07_{\pm 0.64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52_{\pm 1.07}$ " calcext:value-type="string">
            <text:p><text:s/>$97.52_{\pm 1.07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62_{\pm 0.69}$ " calcext:value-type="string">
            <text:p><text:s/>$98.62_{\pm 0.6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0.000435229726704733" calcext:value-type="float">
            <text:p>0.00</text:p>
          </table:table-cell>
          <table:table-cell table:style-name="ce26" table:formula="of:=IF(OR(ISBLANK([.C10]); ISBLANK([.C11])); &quot;&quot;; ([.C10] - [.C11]))" office:value-type="float" office:value="-0.13576061989381" calcext:value-type="float">
            <text:p>-0.14</text:p>
          </table:table-cell>
          <table:table-cell table:style-name="ce20" table:formula="of:=IF(OR(ISBLANK([.D10]); ISBLANK([.D11])); &quot;&quot;; ([.D10] - [.D11]))" office:value-type="float" office:value="-0.253571691710803" calcext:value-type="float">
            <text:p>-0.25</text:p>
          </table:table-cell>
          <table:table-cell table:style-name="ce26" table:formula="of:=IF(OR(ISBLANK([.E10]); ISBLANK([.E11])); &quot;&quot;; ([.E10] - [.E11]))" office:value-type="float" office:value="-0.16497023320826" calcext:value-type="float">
            <text:p>-0.16</text:p>
          </table:table-cell>
          <table:table-cell table:style-name="ce20" table:formula="of:=IF(OR(ISBLANK([.F10]); ISBLANK([.F11])); &quot;&quot;; ([.F10] - [.F11]))" office:value-type="float" office:value="0.260793745705101" calcext:value-type="float">
            <text:p>0.26</text:p>
          </table:table-cell>
          <table:table-cell table:style-name="ce26" table:formula="of:=IF(OR(ISBLANK([.G10]); ISBLANK([.G11])); &quot;&quot;; ([.G10] - [.G11]))" office:value-type="float" office:value="-0.103723175297515" calcext:value-type="float">
            <text:p>-0.10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0.0314866683714996" calcext:value-type="float">
            <text:p>0.03</text:p>
          </table:table-cell>
          <table:table-cell table:style-name="ce26" table:formula="of:=IF(OR(ISBLANK([.J10]); ISBLANK([.J11])); &quot;&quot;; ([.J10] - [.J11]))" office:value-type="float" office:value="0.101644146585465" calcext:value-type="float">
            <text:p>0.10</text:p>
          </table:table-cell>
          <table:table-cell table:style-name="ce20" table:formula="of:=IF(OR(ISBLANK([.K10]); ISBLANK([.K11])); &quot;&quot;; ([.K10] - [.K11]))" office:value-type="float" office:value="-0.225746942475794" calcext:value-type="float">
            <text:p>-0.23</text:p>
          </table:table-cell>
          <table:table-cell table:style-name="ce26" table:formula="of:=IF(OR(ISBLANK([.L10]); ISBLANK([.L11])); &quot;&quot;; ([.L10] - [.L11]))" office:value-type="float" office:value="0.10131743961057" calcext:value-type="float">
            <text:p>0.10</text:p>
          </table:table-cell>
          <table:table-cell table:style-name="ce20" table:formula="of:=IF(OR(ISBLANK([.M10]); ISBLANK([.M11])); &quot;&quot;; ([.M10] - [.M11]))" office:value-type="float" office:value="0.295165884005598" calcext:value-type="float">
            <text:p>0.30</text:p>
          </table:table-cell>
          <table:table-cell table:style-name="ce26" table:formula="of:=IF(OR(ISBLANK([.N10]); ISBLANK([.N11])); &quot;&quot;; ([.N10] - [.N11]))" office:value-type="float" office:value="-0.028818309933732" calcext:value-type="float">
            <text:p>-0.03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0.00_{\delta \hspace{1px} -0.14}$ " calcext:value-type="string">
            <text:p><text:s/>$0.00_{\delta \hspace{1px} -0.14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-0.25_{\delta \hspace{1px} -0.16}$ " calcext:value-type="string">
            <text:p><text:s/>$-0.25_{\delta \hspace{1px} -0.16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0.26_{\delta \hspace{1px} -0.10}$ " calcext:value-type="string">
            <text:p><text:s/>$0.26_{\delta \hspace{1px} -0.10}$ </text:p>
          </table:table-cell>
          <table:table-cell table:style-name="ce76"/>
          <table:table-cell table:style-name="ce66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0.03_{\delta \hspace{1px} 0.10}$ " calcext:value-type="string">
            <text:p><text:s/>$0.03_{\delta \hspace{1px} 0.10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-0.23_{\delta \hspace{1px} 0.10}$ " calcext:value-type="string">
            <text:p><text:s/>$-0.23_{\delta \hspace{1px} 0.10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30_{\delta \hspace{1px} -0.03}$ " calcext:value-type="string">
            <text:p><text:s/>$0.30_{\delta \hspace{1px} -0.0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19" office:value-type="float" office:value="84.4659889677649" calcext:value-type="float">
            <text:p>84.47</text:p>
          </table:table-cell>
          <table:table-cell table:style-name="ce34" office:value-type="float" office:value="5.17312242741639" calcext:value-type="float">
            <text:p>5.17</text:p>
          </table:table-cell>
          <table:table-cell table:style-name="ce19" office:value-type="float" office:value="83.4363064159252" calcext:value-type="float">
            <text:p>83.44</text:p>
          </table:table-cell>
          <table:table-cell table:style-name="ce34" office:value-type="float" office:value="6.3629215338295" calcext:value-type="float">
            <text:p>6.36</text:p>
          </table:table-cell>
          <table:table-cell table:style-name="ce29" office:value-type="float" office:value="85.7624361885293" calcext:value-type="float">
            <text:p>85.76</text:p>
          </table:table-cell>
          <table:table-cell table:style-name="ce29" office:value-type="float" office:value="5.64629212281423" calcext:value-type="float">
            <text:p>5.65</text:p>
          </table:table-cell>
          <table:table-cell table:style-name="ce56"/>
          <table:table-cell table:style-name="ce19" office:value-type="float" office:value="92.6475428548073" calcext:value-type="float">
            <text:p>92.65</text:p>
          </table:table-cell>
          <table:table-cell table:style-name="ce34" office:value-type="float" office:value="2.43304904560277" calcext:value-type="float">
            <text:p>2.43</text:p>
          </table:table-cell>
          <table:table-cell table:style-name="ce19" office:value-type="float" office:value="91.5003650534288" calcext:value-type="float">
            <text:p>91.50</text:p>
          </table:table-cell>
          <table:table-cell table:style-name="ce34" office:value-type="float" office:value="4.53011732723326" calcext:value-type="float">
            <text:p>4.53</text:p>
          </table:table-cell>
          <table:table-cell table:style-name="ce19" office:value-type="float" office:value="94.0890502394636" calcext:value-type="float">
            <text:p>94.09</text:p>
          </table:table-cell>
          <table:table-cell table:style-name="ce34" office:value-type="float" office:value="3.77538842662428" calcext:value-type="float">
            <text:p>3.78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4.47_{\pm 5.17}$ " calcext:value-type="string">
            <text:p><text:s/>$84.47_{\pm 5.17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3.44_{\pm 6.36}$ " calcext:value-type="string">
            <text:p><text:s/>$83.44_{\pm 6.36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5.76_{\pm 5.65}$ " calcext:value-type="string">
            <text:p><text:s/>$85.76_{\pm 5.65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2.65_{\pm 2.43}$ " calcext:value-type="string">
            <text:p><text:s/>$92.65_{\pm 2.43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1.50_{\pm 4.53}$ " calcext:value-type="string">
            <text:p><text:s/>$91.50_{\pm 4.53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4.09_{\pm 3.78}$ " calcext:value-type="string">
            <text:p><text:s/>$94.09_{\pm 3.7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3.6907208035749" calcext:value-type="float">
            <text:p>83.69</text:p>
          </table:table-cell>
          <table:table-cell table:style-name="ce34" office:value-type="float" office:value="3.17557235514232" calcext:value-type="float">
            <text:p>3.18</text:p>
          </table:table-cell>
          <table:table-cell table:style-name="ce19" office:value-type="float" office:value="82.3450308040387" calcext:value-type="float">
            <text:p>82.35</text:p>
          </table:table-cell>
          <table:table-cell table:style-name="ce34" office:value-type="float" office:value="4.11237106274081" calcext:value-type="float">
            <text:p>4.11</text:p>
          </table:table-cell>
          <table:table-cell table:style-name="ce29" office:value-type="float" office:value="85.1739648267106" calcext:value-type="float">
            <text:p>85.17</text:p>
          </table:table-cell>
          <table:table-cell table:style-name="ce29" office:value-type="float" office:value="3.27495116265612" calcext:value-type="float">
            <text:p>3.27</text:p>
          </table:table-cell>
          <table:table-cell table:style-name="ce56"/>
          <table:table-cell table:style-name="ce19" office:value-type="float" office:value="93.7019237957757" calcext:value-type="float">
            <text:p>93.70</text:p>
          </table:table-cell>
          <table:table-cell table:style-name="ce34" office:value-type="float" office:value="2.53473100260634" calcext:value-type="float">
            <text:p>2.53</text:p>
          </table:table-cell>
          <table:table-cell table:style-name="ce19" office:value-type="float" office:value="92.1643930992341" calcext:value-type="float">
            <text:p>92.16</text:p>
          </table:table-cell>
          <table:table-cell table:style-name="ce34" office:value-type="float" office:value="3.05132222122196" calcext:value-type="float">
            <text:p>3.05</text:p>
          </table:table-cell>
          <table:table-cell table:style-name="ce19" office:value-type="float" office:value="95.3949013435963" calcext:value-type="float">
            <text:p>95.39</text:p>
          </table:table-cell>
          <table:table-cell table:style-name="ce34" office:value-type="float" office:value="3.63673652462103" calcext:value-type="float">
            <text:p>3.64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3.69_{\pm 3.18}$ " calcext:value-type="string">
            <text:p><text:s/>$83.69_{\pm 3.18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2.35_{\pm 4.11}$ " calcext:value-type="string">
            <text:p><text:s/>$82.35_{\pm 4.11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5.17_{\pm 3.27}$ " calcext:value-type="string">
            <text:p><text:s/>$85.17_{\pm 3.27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3.70_{\pm 2.53}$ " calcext:value-type="string">
            <text:p><text:s/>$93.70_{\pm 2.53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16_{\pm 3.05}$ " calcext:value-type="string">
            <text:p><text:s/>$92.16_{\pm 3.05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5.39_{\pm 3.64}$ " calcext:value-type="string">
            <text:p><text:s/>$95.39_{\pm 3.6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0.775268164189995" calcext:value-type="float">
            <text:p>0.78</text:p>
          </table:table-cell>
          <table:table-cell table:style-name="ce26" table:formula="of:=IF(OR(ISBLANK([.C14]); ISBLANK([.C15])); &quot;&quot;; ([.C14] - [.C15]))" office:value-type="float" office:value="1.99755007227407" calcext:value-type="float">
            <text:p>2.00</text:p>
          </table:table-cell>
          <table:table-cell table:style-name="ce20" table:formula="of:=IF(OR(ISBLANK([.D14]); ISBLANK([.D15])); &quot;&quot;; ([.D14] - [.D15]))" office:value-type="float" office:value="1.0912756118865" calcext:value-type="float">
            <text:p>1.09</text:p>
          </table:table-cell>
          <table:table-cell table:style-name="ce26" table:formula="of:=IF(OR(ISBLANK([.E14]); ISBLANK([.E15])); &quot;&quot;; ([.E14] - [.E15]))" office:value-type="float" office:value="2.25055047108869" calcext:value-type="float">
            <text:p>2.25</text:p>
          </table:table-cell>
          <table:table-cell table:style-name="ce20" table:formula="of:=IF(OR(ISBLANK([.F14]); ISBLANK([.F15])); &quot;&quot;; ([.F14] - [.F15]))" office:value-type="float" office:value="0.588471361818705" calcext:value-type="float">
            <text:p>0.59</text:p>
          </table:table-cell>
          <table:table-cell table:style-name="ce26" table:formula="of:=IF(OR(ISBLANK([.G14]); ISBLANK([.G15])); &quot;&quot;; ([.G14] - [.G15]))" office:value-type="float" office:value="2.37134096015811" calcext:value-type="float">
            <text:p>2.37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-1.0543809409684" calcext:value-type="float">
            <text:p>-1.05</text:p>
          </table:table-cell>
          <table:table-cell table:style-name="ce26" table:formula="of:=IF(OR(ISBLANK([.J14]); ISBLANK([.J15])); &quot;&quot;; ([.J14] - [.J15]))" office:value-type="float" office:value="-0.10168195700357" calcext:value-type="float">
            <text:p>-0.10</text:p>
          </table:table-cell>
          <table:table-cell table:style-name="ce20" table:formula="of:=IF(OR(ISBLANK([.K14]); ISBLANK([.K15])); &quot;&quot;; ([.K14] - [.K15]))" office:value-type="float" office:value="-0.66402804580531" calcext:value-type="float">
            <text:p>-0.66</text:p>
          </table:table-cell>
          <table:table-cell table:style-name="ce26" table:formula="of:=IF(OR(ISBLANK([.L14]); ISBLANK([.L15])); &quot;&quot;; ([.L14] - [.L15]))" office:value-type="float" office:value="1.4787951060113" calcext:value-type="float">
            <text:p>1.48</text:p>
          </table:table-cell>
          <table:table-cell table:style-name="ce20" table:formula="of:=IF(OR(ISBLANK([.M14]); ISBLANK([.M15])); &quot;&quot;; ([.M14] - [.M15]))" office:value-type="float" office:value="-1.3058511041327" calcext:value-type="float">
            <text:p>-1.31</text:p>
          </table:table-cell>
          <table:table-cell table:style-name="ce26" table:formula="of:=IF(OR(ISBLANK([.N14]); ISBLANK([.N15])); &quot;&quot;; ([.N14] - [.N15]))" office:value-type="float" office:value="0.13865190200325" calcext:value-type="float">
            <text:p>0.14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0.78_{\delta \hspace{1px} 2.00}$ " calcext:value-type="string">
            <text:p><text:s/>$0.78_{\delta \hspace{1px} 2.00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1.09_{\delta \hspace{1px} 2.25}$ " calcext:value-type="string">
            <text:p><text:s/>$1.09_{\delta \hspace{1px} 2.25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0.59_{\delta \hspace{1px} 2.37}$ " calcext:value-type="string">
            <text:p><text:s/>$0.59_{\delta \hspace{1px} 2.37}$ </text:p>
          </table:table-cell>
          <table:table-cell table:style-name="ce76"/>
          <table:table-cell table:style-name="ce66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-1.05_{\delta \hspace{1px} -0.10}$ " calcext:value-type="string">
            <text:p><text:s/>$-1.05_{\delta \hspace{1px} -0.10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-0.66_{\delta \hspace{1px} 1.48}$ " calcext:value-type="string">
            <text:p><text:s/>$-0.66_{\delta \hspace{1px} 1.48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-1.31_{\delta \hspace{1px} 0.14}$ " calcext:value-type="string">
            <text:p><text:s/>$-1.31_{\delta \hspace{1px} 0.1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5.864356981774" calcext:value-type="float">
            <text:p>95.86</text:p>
          </table:table-cell>
          <table:table-cell table:style-name="ce34" office:value-type="float" office:value="1.71734116362611" calcext:value-type="float">
            <text:p>1.72</text:p>
          </table:table-cell>
          <table:table-cell table:style-name="ce19" office:value-type="float" office:value="95.6805787531557" calcext:value-type="float">
            <text:p>95.68</text:p>
          </table:table-cell>
          <table:table-cell table:style-name="ce34" office:value-type="float" office:value="2.21110240877597" calcext:value-type="float">
            <text:p>2.21</text:p>
          </table:table-cell>
          <table:table-cell table:style-name="ce29" office:value-type="float" office:value="96.0612042910489" calcext:value-type="float">
            <text:p>96.06</text:p>
          </table:table-cell>
          <table:table-cell table:style-name="ce29" office:value-type="float" office:value="1.46145145356024" calcext:value-type="float">
            <text:p>1.46</text:p>
          </table:table-cell>
          <table:table-cell table:style-name="ce56"/>
          <table:table-cell table:style-name="ce19" office:value-type="float" office:value="98.9340912256118" calcext:value-type="float">
            <text:p>98.93</text:p>
          </table:table-cell>
          <table:table-cell table:style-name="ce34" office:value-type="float" office:value="0.805342566888461" calcext:value-type="float">
            <text:p>0.81</text:p>
          </table:table-cell>
          <table:table-cell table:style-name="ce19" office:value-type="float" office:value="98.7360748028815" calcext:value-type="float">
            <text:p>98.74</text:p>
          </table:table-cell>
          <table:table-cell table:style-name="ce34" office:value-type="float" office:value="1.04586612884793" calcext:value-type="float">
            <text:p>1.05</text:p>
          </table:table-cell>
          <table:table-cell table:style-name="ce19" office:value-type="float" office:value="99.1456874976841" calcext:value-type="float">
            <text:p>99.15</text:p>
          </table:table-cell>
          <table:table-cell table:style-name="ce34" office:value-type="float" office:value="1.19663137228437" calcext:value-type="float">
            <text:p>1.20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5.86_{\pm 1.72}$ " calcext:value-type="string">
            <text:p><text:s/>$95.86_{\pm 1.72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5.68_{\pm 2.21}$ " calcext:value-type="string">
            <text:p><text:s/>$95.68_{\pm 2.21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6.06_{\pm 1.46}$ " calcext:value-type="string">
            <text:p><text:s/>$96.06_{\pm 1.46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8.93_{\pm 0.81}$ " calcext:value-type="string">
            <text:p><text:s/>$98.93_{\pm 0.81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8.74_{\pm 1.05}$ " calcext:value-type="string">
            <text:p><text:s/>$98.74_{\pm 1.05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9.15_{\pm 1.20}$ " calcext:value-type="string">
            <text:p><text:s/>$99.15_{\pm 1.2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6.3357593107568" calcext:value-type="float">
            <text:p>96.34</text:p>
          </table:table-cell>
          <table:table-cell table:style-name="ce34" office:value-type="float" office:value="1.38042399899346" calcext:value-type="float">
            <text:p>1.38</text:p>
          </table:table-cell>
          <table:table-cell table:style-name="ce19" office:value-type="float" office:value="96.4541349536226" calcext:value-type="float">
            <text:p>96.45</text:p>
          </table:table-cell>
          <table:table-cell table:style-name="ce34" office:value-type="float" office:value="1.63016590139537" calcext:value-type="float">
            <text:p>1.63</text:p>
          </table:table-cell>
          <table:table-cell table:style-name="ce29" office:value-type="float" office:value="96.222219927612" calcext:value-type="float">
            <text:p>96.22</text:p>
          </table:table-cell>
          <table:table-cell table:style-name="ce25" office:value-type="float" office:value="1.26301697428223" calcext:value-type="float">
            <text:p>1.26</text:p>
          </table:table-cell>
          <table:table-cell table:style-name="ce56"/>
          <table:table-cell table:style-name="ce19" office:value-type="float" office:value="99.3276456696369" calcext:value-type="float">
            <text:p>99.33</text:p>
          </table:table-cell>
          <table:table-cell table:style-name="ce34" office:value-type="float" office:value="0.292826438678332" calcext:value-type="float">
            <text:p>0.29</text:p>
          </table:table-cell>
          <table:table-cell table:style-name="ce19" office:value-type="float" office:value="99.4470446220446" calcext:value-type="float">
            <text:p>99.45</text:p>
          </table:table-cell>
          <table:table-cell table:style-name="ce34" office:value-type="float" office:value="0.599811358977239" calcext:value-type="float">
            <text:p>0.60</text:p>
          </table:table-cell>
          <table:table-cell table:style-name="ce19" office:value-type="float" office:value="99.213220985293" calcext:value-type="float">
            <text:p>99.21</text:p>
          </table:table-cell>
          <table:table-cell table:style-name="ce34" office:value-type="float" office:value="0.526608318463836" calcext:value-type="float">
            <text:p>0.53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6.34_{\pm 1.38}$ " calcext:value-type="string">
            <text:p><text:s/>$96.34_{\pm 1.38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6.45_{\pm 1.63}$ " calcext:value-type="string">
            <text:p><text:s/>$96.45_{\pm 1.63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6.22_{\pm 1.26}$ " calcext:value-type="string">
            <text:p><text:s/>$96.22_{\pm 1.26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9.33_{\pm 0.29}$ " calcext:value-type="string">
            <text:p><text:s/>$99.33_{\pm 0.29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9.45_{\pm 0.60}$ " calcext:value-type="string">
            <text:p><text:s/>$99.45_{\pm 0.60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9.21_{\pm 0.53}$ " calcext:value-type="string">
            <text:p><text:s/>$99.21_{\pm 0.5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-0.471402328982805" calcext:value-type="float">
            <text:p>-0.47</text:p>
          </table:table-cell>
          <table:table-cell table:style-name="ce26" table:formula="of:=IF(OR(ISBLANK([.C18]); ISBLANK([.C19])); &quot;&quot;; ([.C18] - [.C19]))" office:value-type="float" office:value="0.33691716463265" calcext:value-type="float">
            <text:p>0.34</text:p>
          </table:table-cell>
          <table:table-cell table:style-name="ce20" table:formula="of:=IF(OR(ISBLANK([.D18]); ISBLANK([.D19])); &quot;&quot;; ([.D18] - [.D19]))" office:value-type="float" office:value="-0.773556200466899" calcext:value-type="float">
            <text:p>-0.77</text:p>
          </table:table-cell>
          <table:table-cell table:style-name="ce26" table:formula="of:=IF(OR(ISBLANK([.E18]); ISBLANK([.E19])); &quot;&quot;; ([.E18] - [.E19]))" office:value-type="float" office:value="0.5809365073806" calcext:value-type="float">
            <text:p>0.58</text:p>
          </table:table-cell>
          <table:table-cell table:style-name="ce20" table:formula="of:=IF(OR(ISBLANK([.F18]); ISBLANK([.F19])); &quot;&quot;; ([.F18] - [.F19]))" office:value-type="float" office:value="-0.161015636563107" calcext:value-type="float">
            <text:p>-0.16</text:p>
          </table:table-cell>
          <table:table-cell table:style-name="ce26" table:formula="of:=IF(OR(ISBLANK([.G18]); ISBLANK([.G19])); &quot;&quot;; ([.G18] - [.G19]))" office:value-type="float" office:value="0.19843447927801" calcext:value-type="float">
            <text:p>0.20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-0.393554444025099" calcext:value-type="float">
            <text:p>-0.39</text:p>
          </table:table-cell>
          <table:table-cell table:style-name="ce26" table:formula="of:=IF(OR(ISBLANK([.J18]); ISBLANK([.J19])); &quot;&quot;; ([.J18] - [.J19]))" office:value-type="float" office:value="0.512516128210129" calcext:value-type="float">
            <text:p>0.51</text:p>
          </table:table-cell>
          <table:table-cell table:style-name="ce20" table:formula="of:=IF(OR(ISBLANK([.K18]); ISBLANK([.K19])); &quot;&quot;; ([.K18] - [.K19]))" office:value-type="float" office:value="-0.710969819163097" calcext:value-type="float">
            <text:p>-0.71</text:p>
          </table:table-cell>
          <table:table-cell table:style-name="ce26" table:formula="of:=IF(OR(ISBLANK([.L18]); ISBLANK([.L19])); &quot;&quot;; ([.L18] - [.L19]))" office:value-type="float" office:value="0.446054769870691" calcext:value-type="float">
            <text:p>0.45</text:p>
          </table:table-cell>
          <table:table-cell table:style-name="ce20" table:formula="of:=IF(OR(ISBLANK([.M18]); ISBLANK([.M19])); &quot;&quot;; ([.M18] - [.M19]))" office:value-type="float" office:value="-0.0675334876089124" calcext:value-type="float">
            <text:p>-0.07</text:p>
          </table:table-cell>
          <table:table-cell table:style-name="ce26" table:formula="of:=IF(OR(ISBLANK([.N18]); ISBLANK([.N19])); &quot;&quot;; ([.N18] - [.N19]))" office:value-type="float" office:value="0.670023053820534" calcext:value-type="float">
            <text:p>0.67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-0.47_{\delta \hspace{1px} 0.34}$ " calcext:value-type="string">
            <text:p><text:s/>$-0.47_{\delta \hspace{1px} 0.34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-0.77_{\delta \hspace{1px} 0.58}$ " calcext:value-type="string">
            <text:p><text:s/>$-0.77_{\delta \hspace{1px} 0.58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-0.16_{\delta \hspace{1px} 0.20}$ " calcext:value-type="string">
            <text:p><text:s/>$-0.16_{\delta \hspace{1px} 0.20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-0.39_{\delta \hspace{1px} 0.51}$ " calcext:value-type="string">
            <text:p><text:s/>$-0.39_{\delta \hspace{1px} 0.51}$ </text:p>
          </table:table-cell>
          <table:table-cell table:style-name="ce61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-0.71_{\delta \hspace{1px} 0.45}$ " calcext:value-type="string">
            <text:p><text:s/>$-0.71_{\delta \hspace{1px} 0.45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07_{\delta \hspace{1px} 0.67}$ " calcext:value-type="string">
            <text:p><text:s/>$-0.07_{\delta \hspace{1px} 0.67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5.2069980890914" calcext:value-type="float">
            <text:p>95.21</text:p>
          </table:table-cell>
          <table:table-cell table:style-name="ce34" office:value-type="float" office:value="2.23419180202431" calcext:value-type="float">
            <text:p>2.23</text:p>
          </table:table-cell>
          <table:table-cell table:style-name="ce19" office:value-type="float" office:value="95.3882735312306" calcext:value-type="float">
            <text:p>95.39</text:p>
          </table:table-cell>
          <table:table-cell table:style-name="ce34" office:value-type="float" office:value="2.41601854683434" calcext:value-type="float">
            <text:p>2.42</text:p>
          </table:table-cell>
          <table:table-cell table:style-name="ce29" office:value-type="float" office:value="95.044316174465" calcext:value-type="float">
            <text:p>95.04</text:p>
          </table:table-cell>
          <table:table-cell table:style-name="ce25" office:value-type="float" office:value="2.40228354291918" calcext:value-type="float">
            <text:p>2.40</text:p>
          </table:table-cell>
          <table:table-cell table:style-name="ce56"/>
          <table:table-cell table:style-name="ce19" office:value-type="float" office:value="99.2628230222753" calcext:value-type="float">
            <text:p>99.26</text:p>
          </table:table-cell>
          <table:table-cell table:style-name="ce34" office:value-type="float" office:value="0.670252772112819" calcext:value-type="float">
            <text:p>0.67</text:p>
          </table:table-cell>
          <table:table-cell table:style-name="ce19" office:value-type="float" office:value="99.448897051018" calcext:value-type="float">
            <text:p>99.45</text:p>
          </table:table-cell>
          <table:table-cell table:style-name="ce34" office:value-type="float" office:value="0.906996519644792" calcext:value-type="float">
            <text:p>0.91</text:p>
          </table:table-cell>
          <table:table-cell table:style-name="ce19" office:value-type="float" office:value="99.0963233596371" calcext:value-type="float">
            <text:p>99.10</text:p>
          </table:table-cell>
          <table:table-cell table:style-name="ce34" office:value-type="float" office:value="1.38451927808813" calcext:value-type="float">
            <text:p>1.38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5.21_{\pm 2.23}$ " calcext:value-type="string">
            <text:p><text:s/>$95.21_{\pm 2.23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5.39_{\pm 2.42}$ " calcext:value-type="string">
            <text:p><text:s/>$95.39_{\pm 2.42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5.04_{\pm 2.40}$ " calcext:value-type="string">
            <text:p><text:s/>$95.04_{\pm 2.40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9.26_{\pm 0.67}$ " calcext:value-type="string">
            <text:p><text:s/>$99.26_{\pm 0.67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45_{\pm 0.91}$ " calcext:value-type="string">
            <text:p><text:s/>$99.45_{\pm 0.91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9.10_{\pm 1.38}$ " calcext:value-type="string">
            <text:p><text:s/>$99.10_{\pm 1.3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5.6948376720182" calcext:value-type="float">
            <text:p>95.69</text:p>
          </table:table-cell>
          <table:table-cell table:style-name="ce34" office:value-type="float" office:value="2.30184195867456" calcext:value-type="float">
            <text:p>2.30</text:p>
          </table:table-cell>
          <table:table-cell table:style-name="ce19" office:value-type="float" office:value="95.4078365326655" calcext:value-type="float">
            <text:p>95.41</text:p>
          </table:table-cell>
          <table:table-cell table:style-name="ce34" office:value-type="float" office:value="2.34234997497525" calcext:value-type="float">
            <text:p>2.34</text:p>
          </table:table-cell>
          <table:table-cell table:style-name="ce29" office:value-type="float" office:value="95.9886132227803" calcext:value-type="float">
            <text:p>95.99</text:p>
          </table:table-cell>
          <table:table-cell table:style-name="ce29" office:value-type="float" office:value="2.36388264075671" calcext:value-type="float">
            <text:p>2.36</text:p>
          </table:table-cell>
          <table:table-cell table:style-name="ce56"/>
          <table:table-cell table:style-name="ce19" office:value-type="float" office:value="99.3688663155463" calcext:value-type="float">
            <text:p>99.37</text:p>
          </table:table-cell>
          <table:table-cell table:style-name="ce34" office:value-type="float" office:value="0.702784629832076" calcext:value-type="float">
            <text:p>0.70</text:p>
          </table:table-cell>
          <table:table-cell table:style-name="ce19" office:value-type="float" office:value="99.0726840363937" calcext:value-type="float">
            <text:p>99.07</text:p>
          </table:table-cell>
          <table:table-cell table:style-name="ce34" office:value-type="float" office:value="1.02897128381134" calcext:value-type="float">
            <text:p>1.03</text:p>
          </table:table-cell>
          <table:table-cell table:style-name="ce19" office:value-type="float" office:value="99.6720430107527" calcext:value-type="float">
            <text:p>99.67</text:p>
          </table:table-cell>
          <table:table-cell table:style-name="ce34" office:value-type="float" office:value="0.656024140229079" calcext:value-type="float">
            <text:p>0.66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5.69_{\pm 2.30}$ " calcext:value-type="string">
            <text:p><text:s/>$95.69_{\pm 2.30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5.41_{\pm 2.34}$ " calcext:value-type="string">
            <text:p><text:s/>$95.41_{\pm 2.34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5.99_{\pm 2.36}$ " calcext:value-type="string">
            <text:p><text:s/>$95.99_{\pm 2.36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9.37_{\pm 0.70}$ " calcext:value-type="string">
            <text:p><text:s/>$99.37_{\pm 0.70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9.07_{\pm 1.03}$ " calcext:value-type="string">
            <text:p><text:s/>$99.07_{\pm 1.03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67_{\pm 0.66}$ " calcext:value-type="string">
            <text:p><text:s/>$99.67_{\pm 0.6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-0.487839582926796" calcext:value-type="float">
            <text:p>-0.49</text:p>
          </table:table-cell>
          <table:table-cell table:style-name="ce26" table:formula="of:=IF(OR(ISBLANK([.C22]); ISBLANK([.C23])); &quot;&quot;; ([.C22] - [.C23]))" office:value-type="float" office:value="-0.0676501566502501" calcext:value-type="float">
            <text:p>-0.07</text:p>
          </table:table-cell>
          <table:table-cell table:style-name="ce20" table:formula="of:=IF(OR(ISBLANK([.D22]); ISBLANK([.D23])); &quot;&quot;; ([.D22] - [.D23]))" office:value-type="float" office:value="-0.0195630014349035" calcext:value-type="float">
            <text:p>-0.02</text:p>
          </table:table-cell>
          <table:table-cell table:style-name="ce26" table:formula="of:=IF(OR(ISBLANK([.E22]); ISBLANK([.E23])); &quot;&quot;; ([.E22] - [.E23]))" office:value-type="float" office:value="0.0736685718590899" calcext:value-type="float">
            <text:p>0.07</text:p>
          </table:table-cell>
          <table:table-cell table:style-name="ce20" table:formula="of:=IF(OR(ISBLANK([.F22]); ISBLANK([.F23])); &quot;&quot;; ([.F22] - [.F23]))" office:value-type="float" office:value="-0.944297048315306" calcext:value-type="float">
            <text:p>-0.94</text:p>
          </table:table-cell>
          <table:table-cell table:style-name="ce26" table:formula="of:=IF(OR(ISBLANK([.G22]); ISBLANK([.G23])); &quot;&quot;; ([.G22] - [.G23]))" office:value-type="float" office:value="0.0384009021624698" calcext:value-type="float">
            <text:p>0.04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-0.106043293271" calcext:value-type="float">
            <text:p>-0.11</text:p>
          </table:table-cell>
          <table:table-cell table:style-name="ce26" table:formula="of:=IF(OR(ISBLANK([.J22]); ISBLANK([.J23])); &quot;&quot;; ([.J22] - [.J23]))" office:value-type="float" office:value="-0.032531857719257" calcext:value-type="float">
            <text:p>-0.03</text:p>
          </table:table-cell>
          <table:table-cell table:style-name="ce20" table:formula="of:=IF(OR(ISBLANK([.K22]); ISBLANK([.K23])); &quot;&quot;; ([.K22] - [.K23]))" office:value-type="float" office:value="0.376213014624298" calcext:value-type="float">
            <text:p>0.38</text:p>
          </table:table-cell>
          <table:table-cell table:style-name="ce26" table:formula="of:=IF(OR(ISBLANK([.L22]); ISBLANK([.L23])); &quot;&quot;; ([.L22] - [.L23]))" office:value-type="float" office:value="-0.121974764166548" calcext:value-type="float">
            <text:p>-0.12</text:p>
          </table:table-cell>
          <table:table-cell table:style-name="ce20" table:formula="of:=IF(OR(ISBLANK([.M22]); ISBLANK([.M23])); &quot;&quot;; ([.M22] - [.M23]))" office:value-type="float" office:value="-0.575719651115605" calcext:value-type="float">
            <text:p>-0.58</text:p>
          </table:table-cell>
          <table:table-cell table:style-name="ce26" table:formula="of:=IF(OR(ISBLANK([.N22]); ISBLANK([.N23])); &quot;&quot;; ([.N22] - [.N23]))" office:value-type="float" office:value="0.728495137859051" calcext:value-type="float">
            <text:p>0.73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-0.49_{\delta \hspace{1px} -0.07}$ " calcext:value-type="string">
            <text:p><text:s/>$-0.49_{\delta \hspace{1px} -0.07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-0.02_{\delta \hspace{1px} 0.07}$ " calcext:value-type="string">
            <text:p><text:s/>$-0.02_{\delta \hspace{1px} 0.07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0.94_{\delta \hspace{1px} 0.04}$ " calcext:value-type="string">
            <text:p><text:s/>$-0.94_{\delta \hspace{1px} 0.04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-0.11_{\delta \hspace{1px} -0.03}$ " calcext:value-type="string">
            <text:p><text:s/>$-0.11_{\delta \hspace{1px} -0.03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0.38_{\delta \hspace{1px} -0.12}$ " calcext:value-type="string">
            <text:p><text:s/>$0.38_{\delta \hspace{1px} -0.12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-0.58_{\delta \hspace{1px} 0.73}$ " calcext:value-type="string">
            <text:p><text:s/>$-0.58_{\delta \hspace{1px} 0.7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6.4897395716055" calcext:value-type="float">
            <text:p>96.49</text:p>
          </table:table-cell>
          <table:table-cell table:style-name="ce34" office:value-type="float" office:value="2.49616138423191" calcext:value-type="float">
            <text:p>2.50</text:p>
          </table:table-cell>
          <table:table-cell table:style-name="ce19" office:value-type="float" office:value="96.1873530646181" calcext:value-type="float">
            <text:p>96.19</text:p>
          </table:table-cell>
          <table:table-cell table:style-name="ce34" office:value-type="float" office:value="2.68278997852093" calcext:value-type="float">
            <text:p>2.68</text:p>
          </table:table-cell>
          <table:table-cell table:style-name="ce29" office:value-type="float" office:value="96.8042073495479" calcext:value-type="float">
            <text:p>96.80</text:p>
          </table:table-cell>
          <table:table-cell table:style-name="ce29" office:value-type="float" office:value="2.49493733179298" calcext:value-type="float">
            <text:p>2.49</text:p>
          </table:table-cell>
          <table:table-cell table:style-name="ce56"/>
          <table:table-cell table:style-name="ce19" office:value-type="float" office:value="99.0547958645961" calcext:value-type="float">
            <text:p>99.05</text:p>
          </table:table-cell>
          <table:table-cell table:style-name="ce34" office:value-type="float" office:value="1.02067986387629" calcext:value-type="float">
            <text:p>1.02</text:p>
          </table:table-cell>
          <table:table-cell table:style-name="ce19" office:value-type="float" office:value="98.7431779264943" calcext:value-type="float">
            <text:p>98.74</text:p>
          </table:table-cell>
          <table:table-cell table:style-name="ce34" office:value-type="float" office:value="1.3546504162038" calcext:value-type="float">
            <text:p>1.35</text:p>
          </table:table-cell>
          <table:table-cell table:style-name="ce19" office:value-type="float" office:value="99.3788139571272" calcext:value-type="float">
            <text:p>99.38</text:p>
          </table:table-cell>
          <table:table-cell table:style-name="ce34" office:value-type="float" office:value="1.12155403536014" calcext:value-type="float">
            <text:p>1.12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6.49_{\pm 2.50}$ " calcext:value-type="string">
            <text:p><text:s/>$96.49_{\pm 2.50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6.19_{\pm 2.68}$ " calcext:value-type="string">
            <text:p><text:s/>$96.19_{\pm 2.68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6.80_{\pm 2.49}$ " calcext:value-type="string">
            <text:p><text:s/>$96.80_{\pm 2.49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9.05_{\pm 1.02}$ " calcext:value-type="string">
            <text:p><text:s/>$99.05_{\pm 1.02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8.74_{\pm 1.35}$ " calcext:value-type="string">
            <text:p><text:s/>$98.74_{\pm 1.35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9.38_{\pm 1.12}$ " calcext:value-type="string">
            <text:p><text:s/>$99.38_{\pm 1.1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6.8921849324911" calcext:value-type="float">
            <text:p>96.89</text:p>
          </table:table-cell>
          <table:table-cell table:style-name="ce34" office:value-type="float" office:value="1.78998570175567" calcext:value-type="float">
            <text:p>1.79</text:p>
          </table:table-cell>
          <table:table-cell table:style-name="ce19" office:value-type="float" office:value="96.6416098476529" calcext:value-type="float">
            <text:p>96.64</text:p>
          </table:table-cell>
          <table:table-cell table:style-name="ce34" office:value-type="float" office:value="1.76611227412303" calcext:value-type="float">
            <text:p>1.77</text:p>
          </table:table-cell>
          <table:table-cell table:style-name="ce29" office:value-type="float" office:value="97.1477115518558" calcext:value-type="float">
            <text:p>97.15</text:p>
          </table:table-cell>
          <table:table-cell table:style-name="ce25" office:value-type="float" office:value="1.90826277661563" calcext:value-type="float">
            <text:p>1.91</text:p>
          </table:table-cell>
          <table:table-cell table:style-name="ce56"/>
          <table:table-cell table:style-name="ce19" office:value-type="float" office:value="99.3594034610826" calcext:value-type="float">
            <text:p>99.36</text:p>
          </table:table-cell>
          <table:table-cell table:style-name="ce34" office:value-type="float" office:value="0.574116202357813" calcext:value-type="float">
            <text:p>0.57</text:p>
          </table:table-cell>
          <table:table-cell table:style-name="ce19" office:value-type="float" office:value="99.1046245777258" calcext:value-type="float">
            <text:p>99.10</text:p>
          </table:table-cell>
          <table:table-cell table:style-name="ce34" office:value-type="float" office:value="0.826095951179416" calcext:value-type="float">
            <text:p>0.83</text:p>
          </table:table-cell>
          <table:table-cell table:style-name="ce19" office:value-type="float" office:value="99.6192349673362" calcext:value-type="float">
            <text:p>99.62</text:p>
          </table:table-cell>
          <table:table-cell table:style-name="ce34" office:value-type="float" office:value="0.582741045099785" calcext:value-type="float">
            <text:p>0.58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6.89_{\pm 1.79}$ " calcext:value-type="string">
            <text:p><text:s/>$96.89_{\pm 1.79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64_{\pm 1.77}$ " calcext:value-type="string">
            <text:p><text:s/>$96.64_{\pm 1.77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7.15_{\pm 1.91}$ " calcext:value-type="string">
            <text:p><text:s/>$97.15_{\pm 1.91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9.36_{\pm 0.57}$ " calcext:value-type="string">
            <text:p><text:s/>$99.36_{\pm 0.57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9.10_{\pm 0.83}$ " calcext:value-type="string">
            <text:p><text:s/>$99.10_{\pm 0.83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9.62_{\pm 0.58}$ " calcext:value-type="string">
            <text:p><text:s/>$99.62_{\pm 0.58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-0.402445360885608" calcext:value-type="float">
            <text:p>-0.40</text:p>
          </table:table-cell>
          <table:table-cell table:style-name="ce26" table:formula="of:=IF(OR(ISBLANK([.C26]); ISBLANK([.C27])); &quot;&quot;; ([.C26] - [.C27]))" office:value-type="float" office:value="0.70617568247624" calcext:value-type="float">
            <text:p>0.71</text:p>
          </table:table-cell>
          <table:table-cell table:style-name="ce20" table:formula="of:=IF(OR(ISBLANK([.D26]); ISBLANK([.D27])); &quot;&quot;; ([.D26] - [.D27]))" office:value-type="float" office:value="-0.454256783034808" calcext:value-type="float">
            <text:p>-0.45</text:p>
          </table:table-cell>
          <table:table-cell table:style-name="ce26" table:formula="of:=IF(OR(ISBLANK([.E26]); ISBLANK([.E27])); &quot;&quot;; ([.E26] - [.E27]))" office:value-type="float" office:value="0.9166777043979" calcext:value-type="float">
            <text:p>0.92</text:p>
          </table:table-cell>
          <table:table-cell table:style-name="ce20" table:formula="of:=IF(OR(ISBLANK([.F26]); ISBLANK([.F27])); &quot;&quot;; ([.F26] - [.F27]))" office:value-type="float" office:value="-0.343504202307912" calcext:value-type="float">
            <text:p>-0.34</text:p>
          </table:table-cell>
          <table:table-cell table:style-name="ce26" table:formula="of:=IF(OR(ISBLANK([.G26]); ISBLANK([.G27])); &quot;&quot;; ([.G26] - [.G27]))" office:value-type="float" office:value="0.58667455517735" calcext:value-type="float">
            <text:p>0.59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-0.304607596486491" calcext:value-type="float">
            <text:p>-0.30</text:p>
          </table:table-cell>
          <table:table-cell table:style-name="ce26" table:formula="of:=IF(OR(ISBLANK([.J26]); ISBLANK([.J27])); &quot;&quot;; ([.J26] - [.J27]))" office:value-type="float" office:value="0.446563661518477" calcext:value-type="float">
            <text:p>0.45</text:p>
          </table:table-cell>
          <table:table-cell table:style-name="ce20" table:formula="of:=IF(OR(ISBLANK([.K26]); ISBLANK([.K27])); &quot;&quot;; ([.K26] - [.K27]))" office:value-type="float" office:value="-0.361446651231503" calcext:value-type="float">
            <text:p>-0.36</text:p>
          </table:table-cell>
          <table:table-cell table:style-name="ce26" table:formula="of:=IF(OR(ISBLANK([.L26]); ISBLANK([.L27])); &quot;&quot;; ([.L26] - [.L27]))" office:value-type="float" office:value="0.528554465024384" calcext:value-type="float">
            <text:p>0.53</text:p>
          </table:table-cell>
          <table:table-cell table:style-name="ce20" table:formula="of:=IF(OR(ISBLANK([.M26]); ISBLANK([.M27])); &quot;&quot;; ([.M26] - [.M27]))" office:value-type="float" office:value="-0.240421010208991" calcext:value-type="float">
            <text:p>-0.24</text:p>
          </table:table-cell>
          <table:table-cell table:style-name="ce26" table:formula="of:=IF(OR(ISBLANK([.N26]); ISBLANK([.N27])); &quot;&quot;; ([.N26] - [.N27]))" office:value-type="float" office:value="0.538812990260355" calcext:value-type="float">
            <text:p>0.54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-0.40_{\delta \hspace{1px} 0.71}$ " calcext:value-type="string">
            <text:p><text:s/>$-0.40_{\delta \hspace{1px} 0.71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-0.45_{\delta \hspace{1px} 0.92}$ " calcext:value-type="string">
            <text:p><text:s/>$-0.45_{\delta \hspace{1px} 0.92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-0.34_{\delta \hspace{1px} 0.59}$ " calcext:value-type="string">
            <text:p><text:s/>$-0.34_{\delta \hspace{1px} 0.59}$ </text:p>
          </table:table-cell>
          <table:table-cell table:style-name="ce76"/>
          <table:table-cell table:style-name="ce66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-0.30_{\delta \hspace{1px} 0.45}$ " calcext:value-type="string">
            <text:p><text:s/>$-0.30_{\delta \hspace{1px} 0.45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-0.36_{\delta \hspace{1px} 0.53}$ " calcext:value-type="string">
            <text:p><text:s/>$-0.36_{\delta \hspace{1px} 0.53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24_{\delta \hspace{1px} 0.54}$ " calcext:value-type="string">
            <text:p><text:s/>$-0.24_{\delta \hspace{1px} 0.54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94.027416838402" calcext:value-type="float">
            <text:p>94.03</text:p>
          </table:table-cell>
          <table:table-cell table:style-name="ce34" office:value-type="float" office:value="1.23752262901038" calcext:value-type="float">
            <text:p>1.24</text:p>
          </table:table-cell>
          <table:table-cell table:style-name="ce19" office:value-type="float" office:value="93.2383175073502" calcext:value-type="float">
            <text:p>93.24</text:p>
          </table:table-cell>
          <table:table-cell table:style-name="ce34" office:value-type="float" office:value="0.94933639881635" calcext:value-type="float">
            <text:p>0.95</text:p>
          </table:table-cell>
          <table:table-cell table:style-name="ce29" office:value-type="float" office:value="94.8351617160491" calcext:value-type="float">
            <text:p>94.84</text:p>
          </table:table-cell>
          <table:table-cell table:style-name="ce25" office:value-type="float" office:value="1.63449863047909" calcext:value-type="float">
            <text:p>1.63</text:p>
          </table:table-cell>
          <table:table-cell table:style-name="ce56"/>
          <table:table-cell table:style-name="ce19" office:value-type="float" office:value="97.5547608666621" calcext:value-type="float">
            <text:p>97.55</text:p>
          </table:table-cell>
          <table:table-cell table:style-name="ce34" office:value-type="float" office:value="0.816155733324702" calcext:value-type="float">
            <text:p>0.82</text:p>
          </table:table-cell>
          <table:table-cell table:style-name="ce19" office:value-type="float" office:value="96.7383544256122" calcext:value-type="float">
            <text:p>96.74</text:p>
          </table:table-cell>
          <table:table-cell table:style-name="ce34" office:value-type="float" office:value="0.665528147797091" calcext:value-type="float">
            <text:p>0.67</text:p>
          </table:table-cell>
          <table:table-cell table:style-name="ce19" office:value-type="float" office:value="98.390444138392" calcext:value-type="float">
            <text:p>98.39</text:p>
          </table:table-cell>
          <table:table-cell table:style-name="ce34" office:value-type="float" office:value="1.19115937706278" calcext:value-type="float">
            <text:p>1.19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4.03_{\pm 1.24}$ " calcext:value-type="string">
            <text:p><text:s/>$94.03_{\pm 1.24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3.24_{\pm 0.95}$ " calcext:value-type="string">
            <text:p><text:s/>$93.24_{\pm 0.95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84_{\pm 1.63}$ " calcext:value-type="string">
            <text:p><text:s/>$94.84_{\pm 1.63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7.55_{\pm 0.82}$ " calcext:value-type="string">
            <text:p><text:s/>$97.55_{\pm 0.82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6.74_{\pm 0.67}$ " calcext:value-type="string">
            <text:p><text:s/>$96.74_{\pm 0.67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39_{\pm 1.19}$ " calcext:value-type="string">
            <text:p><text:s/>$98.39_{\pm 1.19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93.9930130875338" calcext:value-type="float">
            <text:p>93.99</text:p>
          </table:table-cell>
          <table:table-cell table:style-name="ce34" office:value-type="float" office:value="1.71637484784025" calcext:value-type="float">
            <text:p>1.72</text:p>
          </table:table-cell>
          <table:table-cell table:style-name="ce19" office:value-type="float" office:value="93.436784323159" calcext:value-type="float">
            <text:p>93.44</text:p>
          </table:table-cell>
          <table:table-cell table:style-name="ce34" office:value-type="float" office:value="1.74916709558596" calcext:value-type="float">
            <text:p>1.75</text:p>
          </table:table-cell>
          <table:table-cell table:style-name="ce29" office:value-type="float" office:value="94.5602825418535" calcext:value-type="float">
            <text:p>94.56</text:p>
          </table:table-cell>
          <table:table-cell table:style-name="ce25" office:value-type="float" office:value="1.80091626734499" calcext:value-type="float">
            <text:p>1.80</text:p>
          </table:table-cell>
          <table:table-cell table:style-name="ce56"/>
          <table:table-cell table:style-name="ce19" office:value-type="float" office:value="97.8821927004195" calcext:value-type="float">
            <text:p>97.88</text:p>
          </table:table-cell>
          <table:table-cell table:style-name="ce34" office:value-type="float" office:value="0.562727171066713" calcext:value-type="float">
            <text:p>0.56</text:p>
          </table:table-cell>
          <table:table-cell table:style-name="ce19" office:value-type="float" office:value="97.3032765527346" calcext:value-type="float">
            <text:p>97.30</text:p>
          </table:table-cell>
          <table:table-cell table:style-name="ce34" office:value-type="float" office:value="0.738884836441688" calcext:value-type="float">
            <text:p>0.74</text:p>
          </table:table-cell>
          <table:table-cell table:style-name="ce19" office:value-type="float" office:value="98.4725946791995" calcext:value-type="float">
            <text:p>98.47</text:p>
          </table:table-cell>
          <table:table-cell table:style-name="ce34" office:value-type="float" office:value="0.726855781187708" calcext:value-type="float">
            <text:p>0.73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3.99_{\pm 1.72}$ " calcext:value-type="string">
            <text:p><text:s/>$93.99_{\pm 1.72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44_{\pm 1.75}$ " calcext:value-type="string">
            <text:p><text:s/>$93.44_{\pm 1.75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56_{\pm 1.80}$ " calcext:value-type="string">
            <text:p><text:s/>$94.56_{\pm 1.80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7.88_{\pm 0.56}$ " calcext:value-type="string">
            <text:p><text:s/>$97.88_{\pm 0.56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30_{\pm 0.74}$ " calcext:value-type="string">
            <text:p><text:s/>$97.30_{\pm 0.74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8.47_{\pm 0.73}$ " calcext:value-type="string">
            <text:p><text:s/>$98.47_{\pm 0.73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0.0344037508682078" calcext:value-type="float">
            <text:p>0.03</text:p>
          </table:table-cell>
          <table:table-cell table:style-name="ce26" table:formula="of:=IF(OR(ISBLANK([.C30]); ISBLANK([.C31])); &quot;&quot;; ([.C30] - [.C31]))" office:value-type="float" office:value="-0.47885221882987" calcext:value-type="float">
            <text:p>-0.48</text:p>
          </table:table-cell>
          <table:table-cell table:style-name="ce20" table:formula="of:=IF(OR(ISBLANK([.D30]); ISBLANK([.D31])); &quot;&quot;; ([.D30] - [.D31]))" office:value-type="float" office:value="-0.1984668158088" calcext:value-type="float">
            <text:p>-0.20</text:p>
          </table:table-cell>
          <table:table-cell table:style-name="ce26" table:formula="of:=IF(OR(ISBLANK([.E30]); ISBLANK([.E31])); &quot;&quot;; ([.E30] - [.E31]))" office:value-type="float" office:value="-0.79983069676961" calcext:value-type="float">
            <text:p>-0.80</text:p>
          </table:table-cell>
          <table:table-cell table:style-name="ce20" table:formula="of:=IF(OR(ISBLANK([.F30]); ISBLANK([.F31])); &quot;&quot;; ([.F30] - [.F31]))" office:value-type="float" office:value="0.274879174195604" calcext:value-type="float">
            <text:p>0.27</text:p>
          </table:table-cell>
          <table:table-cell table:style-name="ce26" table:formula="of:=IF(OR(ISBLANK([.G30]); ISBLANK([.G31])); &quot;&quot;; ([.G30] - [.G31]))" office:value-type="float" office:value="-0.1664176368659" calcext:value-type="float">
            <text:p>-0.17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-0.327431833757402" calcext:value-type="float">
            <text:p>-0.33</text:p>
          </table:table-cell>
          <table:table-cell table:style-name="ce26" table:formula="of:=IF(OR(ISBLANK([.J30]); ISBLANK([.J31])); &quot;&quot;; ([.J30] - [.J31]))" office:value-type="float" office:value="0.253428562257989" calcext:value-type="float">
            <text:p>0.25</text:p>
          </table:table-cell>
          <table:table-cell table:style-name="ce20" table:formula="of:=IF(OR(ISBLANK([.K30]); ISBLANK([.K31])); &quot;&quot;; ([.K30] - [.K31]))" office:value-type="float" office:value="-0.564922127122401" calcext:value-type="float">
            <text:p>-0.56</text:p>
          </table:table-cell>
          <table:table-cell table:style-name="ce26" table:formula="of:=IF(OR(ISBLANK([.L30]); ISBLANK([.L31])); &quot;&quot;; ([.L30] - [.L31]))" office:value-type="float" office:value="-0.073356688644597" calcext:value-type="float">
            <text:p>-0.07</text:p>
          </table:table-cell>
          <table:table-cell table:style-name="ce20" table:formula="of:=IF(OR(ISBLANK([.M30]); ISBLANK([.M31])); &quot;&quot;; ([.M30] - [.M31]))" office:value-type="float" office:value="-0.0821505408075041" calcext:value-type="float">
            <text:p>-0.08</text:p>
          </table:table-cell>
          <table:table-cell table:style-name="ce26" table:formula="of:=IF(OR(ISBLANK([.N30]); ISBLANK([.N31])); &quot;&quot;; ([.N30] - [.N31]))" office:value-type="float" office:value="0.464303595875072" calcext:value-type="float">
            <text:p>0.46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0.03_{\delta \hspace{1px} -0.48}$ " calcext:value-type="string">
            <text:p><text:s/>$0.03_{\delta \hspace{1px} -0.48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-0.20_{\delta \hspace{1px} -0.80}$ " calcext:value-type="string">
            <text:p><text:s/>$-0.20_{\delta \hspace{1px} -0.80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27_{\delta \hspace{1px} -0.17}$ " calcext:value-type="string">
            <text:p><text:s/>$0.27_{\delta \hspace{1px} -0.17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-0.33_{\delta \hspace{1px} 0.25}$ " calcext:value-type="string">
            <text:p><text:s/>$-0.33_{\delta \hspace{1px} 0.25}$ </text:p>
          </table:table-cell>
          <table:table-cell table:style-name="ce61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-0.56_{\delta \hspace{1px} -0.07}$ " calcext:value-type="string">
            <text:p><text:s/>$-0.56_{\delta \hspace{1px} -0.07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-0.08_{\delta \hspace{1px} 0.46}$ " calcext:value-type="string">
            <text:p><text:s/>$-0.08_{\delta \hspace{1px} 0.46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92.070623066363" calcext:value-type="float">
            <text:p>92.07</text:p>
          </table:table-cell>
          <table:table-cell table:style-name="ce34" office:value-type="float" office:value="1.94569949426915" calcext:value-type="float">
            <text:p>1.95</text:p>
          </table:table-cell>
          <table:table-cell table:style-name="ce19" office:value-type="float" office:value="90.9587474045331" calcext:value-type="float">
            <text:p>90.96</text:p>
          </table:table-cell>
          <table:table-cell table:style-name="ce34" office:value-type="float" office:value="2.19186420655513" calcext:value-type="float">
            <text:p>2.19</text:p>
          </table:table-cell>
          <table:table-cell table:style-name="ce29" office:value-type="float" office:value="93.2348587724998" calcext:value-type="float">
            <text:p>93.23</text:p>
          </table:table-cell>
          <table:table-cell table:style-name="ce25" office:value-type="float" office:value="2.23661738815218" calcext:value-type="float">
            <text:p>2.24</text:p>
          </table:table-cell>
          <table:table-cell table:style-name="ce56"/>
          <table:table-cell table:style-name="ce19" office:value-type="float" office:value="96.8321871913743" calcext:value-type="float">
            <text:p>96.83</text:p>
          </table:table-cell>
          <table:table-cell table:style-name="ce34" office:value-type="float" office:value="0.869378721910496" calcext:value-type="float">
            <text:p>0.87</text:p>
          </table:table-cell>
          <table:table-cell table:style-name="ce19" office:value-type="float" office:value="95.6685225135516" calcext:value-type="float">
            <text:p>95.67</text:p>
          </table:table-cell>
          <table:table-cell table:style-name="ce34" office:value-type="float" office:value="1.73522880012117" calcext:value-type="float">
            <text:p>1.74</text:p>
          </table:table-cell>
          <table:table-cell table:style-name="ce19" office:value-type="float" office:value="98.0504884221229" calcext:value-type="float">
            <text:p>98.05</text:p>
          </table:table-cell>
          <table:table-cell table:style-name="ce34" office:value-type="float" office:value="0.912913091572557" calcext:value-type="float">
            <text:p>0.9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92.07_{\pm 1.95}$ " calcext:value-type="string">
            <text:p><text:s/>$92.07_{\pm 1.95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90.96_{\pm 2.19}$ " calcext:value-type="string">
            <text:p><text:s/>$90.96_{\pm 2.19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93.23_{\pm 2.24}$ " calcext:value-type="string">
            <text:p><text:s/>$93.23_{\pm 2.24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6.83_{\pm 0.87}$ " calcext:value-type="string">
            <text:p><text:s/>$96.83_{\pm 0.87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5.67_{\pm 1.74}$ " calcext:value-type="string">
            <text:p><text:s/>$95.67_{\pm 1.74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8.05_{\pm 0.91}$ " calcext:value-type="string">
            <text:p><text:s/>$98.05_{\pm 0.9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91.5896638310034" calcext:value-type="float">
            <text:p>91.59</text:p>
          </table:table-cell>
          <table:table-cell table:style-name="ce34" office:value-type="float" office:value="2.9198636175853" calcext:value-type="float">
            <text:p>2.92</text:p>
          </table:table-cell>
          <table:table-cell table:style-name="ce19" office:value-type="float" office:value="89.6390358069624" calcext:value-type="float">
            <text:p>89.64</text:p>
          </table:table-cell>
          <table:table-cell table:style-name="ce34" office:value-type="float" office:value="3.50879662805149" calcext:value-type="float">
            <text:p>3.51</text:p>
          </table:table-cell>
          <table:table-cell table:style-name="ce29" office:value-type="float" office:value="93.6453625464649" calcext:value-type="float">
            <text:p>93.65</text:p>
          </table:table-cell>
          <table:table-cell table:style-name="ce25" office:value-type="float" office:value="2.39418684276275" calcext:value-type="float">
            <text:p>2.39</text:p>
          </table:table-cell>
          <table:table-cell table:style-name="ce56"/>
          <table:table-cell table:style-name="ce19" office:value-type="float" office:value="96.3585058417926" calcext:value-type="float">
            <text:p>96.36</text:p>
          </table:table-cell>
          <table:table-cell table:style-name="ce34" office:value-type="float" office:value="1.18357676764642" calcext:value-type="float">
            <text:p>1.18</text:p>
          </table:table-cell>
          <table:table-cell table:style-name="ce19" office:value-type="float" office:value="94.2945051198501" calcext:value-type="float">
            <text:p>94.29</text:p>
          </table:table-cell>
          <table:table-cell table:style-name="ce34" office:value-type="float" office:value="1.96403183430103" calcext:value-type="float">
            <text:p>1.96</text:p>
          </table:table-cell>
          <table:table-cell table:style-name="ce19" office:value-type="float" office:value="98.5345514177685" calcext:value-type="float">
            <text:p>98.53</text:p>
          </table:table-cell>
          <table:table-cell table:style-name="ce34" office:value-type="float" office:value="0.682787267131106" calcext:value-type="float">
            <text:p>0.68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91.59_{\pm 2.92}$ " calcext:value-type="string">
            <text:p><text:s/>$91.59_{\pm 2.92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9.64_{\pm 3.51}$ " calcext:value-type="string">
            <text:p><text:s/>$89.64_{\pm 3.51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93.65_{\pm 2.39}$ " calcext:value-type="string">
            <text:p><text:s/>$93.65_{\pm 2.39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6.36_{\pm 1.18}$ " calcext:value-type="string">
            <text:p><text:s/>$96.36_{\pm 1.18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4.29_{\pm 1.96}$ " calcext:value-type="string">
            <text:p><text:s/>$94.29_{\pm 1.96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8.53_{\pm 0.68}$ " calcext:value-type="string">
            <text:p><text:s/>$98.53_{\pm 0.68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0.480959235359592" calcext:value-type="float">
            <text:p>0.48</text:p>
          </table:table-cell>
          <table:table-cell table:style-name="ce107" table:formula="of:=IF(OR(ISBLANK([.C34]); ISBLANK([.C35])); &quot;&quot;; ([.C34] - [.C35]))" office:value-type="float" office:value="-0.97416412331615" calcext:value-type="float">
            <text:p>-0.97</text:p>
          </table:table-cell>
          <table:table-cell table:style-name="ce94" table:formula="of:=IF(OR(ISBLANK([.D34]); ISBLANK([.D35])); &quot;&quot;; ([.D34] - [.D35]))" office:value-type="float" office:value="1.3197115975707" calcext:value-type="float">
            <text:p>1.32</text:p>
          </table:table-cell>
          <table:table-cell table:style-name="ce107" table:formula="of:=IF(OR(ISBLANK([.E34]); ISBLANK([.E35])); &quot;&quot;; ([.E34] - [.E35]))" office:value-type="float" office:value="-1.31693242149636" calcext:value-type="float">
            <text:p>-1.32</text:p>
          </table:table-cell>
          <table:table-cell table:style-name="ce94" table:formula="of:=IF(OR(ISBLANK([.F34]); ISBLANK([.F35])); &quot;&quot;; ([.F34] - [.F35]))" office:value-type="float" office:value="-0.41050377396509" calcext:value-type="float">
            <text:p>-0.41</text:p>
          </table:table-cell>
          <table:table-cell table:style-name="ce107" table:formula="of:=IF(OR(ISBLANK([.G34]); ISBLANK([.G35])); &quot;&quot;; ([.G34] - [.G35]))" office:value-type="float" office:value="-0.15756945461057" calcext:value-type="float">
            <text:p>-0.16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0.473681349581696" calcext:value-type="float">
            <text:p>0.47</text:p>
          </table:table-cell>
          <table:table-cell table:style-name="ce107" table:formula="of:=IF(OR(ISBLANK([.J34]); ISBLANK([.J35])); &quot;&quot;; ([.J34] - [.J35]))" office:value-type="float" office:value="-0.314198045735924" calcext:value-type="float">
            <text:p>-0.31</text:p>
          </table:table-cell>
          <table:table-cell table:style-name="ce94" table:formula="of:=IF(OR(ISBLANK([.K34]); ISBLANK([.K35])); &quot;&quot;; ([.K34] - [.K35]))" office:value-type="float" office:value="1.37401739370149" calcext:value-type="float">
            <text:p>1.37</text:p>
          </table:table-cell>
          <table:table-cell table:style-name="ce107" table:formula="of:=IF(OR(ISBLANK([.L34]); ISBLANK([.L35])); &quot;&quot;; ([.L34] - [.L35]))" office:value-type="float" office:value="-0.22880303417986" calcext:value-type="float">
            <text:p>-0.23</text:p>
          </table:table-cell>
          <table:table-cell table:style-name="ce94" table:formula="of:=IF(OR(ISBLANK([.M34]); ISBLANK([.M35])); &quot;&quot;; ([.M34] - [.M35]))" office:value-type="float" office:value="-0.484062995645601" calcext:value-type="float">
            <text:p>-0.48</text:p>
          </table:table-cell>
          <table:table-cell table:style-name="ce107" table:formula="of:=IF(OR(ISBLANK([.N34]); ISBLANK([.N35])); &quot;&quot;; ([.N34] - [.N35]))" office:value-type="float" office:value="0.230125824441451" calcext:value-type="float">
            <text:p>0.23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0.48_{\delta \hspace{1px} -0.97}$ " calcext:value-type="string">
            <text:p><text:s/>$0.48_{\delta \hspace{1px} -0.97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1.32_{\delta \hspace{1px} -1.32}$ " calcext:value-type="string">
            <text:p><text:s/>$1.32_{\delta \hspace{1px} -1.32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-0.41_{\delta \hspace{1px} -0.16}$ " calcext:value-type="string">
            <text:p><text:s/>$-0.41_{\delta \hspace{1px} -0.16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0.47_{\delta \hspace{1px} -0.31}$ " calcext:value-type="string">
            <text:p><text:s/>$0.47_{\delta \hspace{1px} -0.31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1.37_{\delta \hspace{1px} -0.23}$ " calcext:value-type="string">
            <text:p><text:s/>$1.37_{\delta \hspace{1px} -0.23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-0.48_{\delta \hspace{1px} 0.23}$ " calcext:value-type="string">
            <text:p><text:s/>$-0.48_{\delta \hspace{1px} 0.23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27:49.02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28:22.417000000</dc:date>
    <meta:editing-cycles>91</meta:editing-cycles>
    <meta:editing-duration>PT6H48M53S</meta:editing-duration>
    <meta:document-statistic meta:table-count="1" meta:cell-count="569" meta:object-count="0"/>
  </office:meta>
</office:document-meta>
</file>